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Heading_20_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4pt" fo:letter-spacing="normal" fo:font-style="normal" fo:font-weight="normal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7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9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1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2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3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4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5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6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7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8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9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0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1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4" style:family="paragraph" style:parent-style-name="Text_20_body" style:list-style-name="L1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5" style:family="paragraph" style:parent-style-name="Text_20_body" style:list-style-name="L1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2e83fb" loext:opacity="100%" style:text-line-through-style="none" style:text-line-through-type="none" style:font-name="Arial2" fo:font-size="10.5pt" fo:letter-spacing="normal" fo:font-style="normal" style:text-underline-style="none" fo:font-weight="normal" style:text-blinking="false" loext:padding="0.049cm" loext:border="0.06pt solid #000000"/>
    </style:style>
    <style:style style:name="T3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4" style:family="text">
      <style:text-properties fo:color="#2e83fb" loext:opacity="100%" style:text-line-through-style="none" style:text-line-through-type="none" style:text-underline-style="none" style:text-blinking="false" loext:padding="0.049cm" loext:border="0.06pt solid #000000"/>
    </style:style>
    <style:style style:name="T5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Chapter: Understanding Kubernetes Services and Their Practical Implementation</text:h>
      <text:h text:style-name="P2" text:outline-level="4">Introduction: The Significance of Services in Kubernetes</text:h>
      <text:list text:style-name="L1">
        <text:list-item>
          <text:p text:style-name="P3"><text:span text:style-name="T1">[</text:span><text:span text:style-name="T2">00:00</text:span><text:span text:style-name="T1"> → </text:span><text:span text:style-name="T2">01:05</text:span><text:span text:style-name="T1">]<text:line-break/>In the Kubernetes ecosystem, </text:span><text:span text:style-name="Strong_20_Emphasis"><text:span text:style-name="T3">services</text:span></text:span><text:span text:style-name="T1"> play a crucial role in making applications accessible and enabling communication between various components within a cluster. This chapter explores the fundamental concept of Kubernetes services, which act as an abstraction layer that exposes </text:span><text:span text:style-name="Strong_20_Emphasis"><text:span text:style-name="T3">pods</text:span></text:span><text:span text:style-name="T1"> (the smallest deployable units) to internal or external consumers. Key vocabulary includes </text:span><text:span text:style-name="Strong_20_Emphasis"><text:span text:style-name="T3">NodePort</text:span></text:span><text:span text:style-name="T1">, </text:span><text:span text:style-name="Strong_20_Emphasis"><text:span text:style-name="T3">ClusterIP</text:span></text:span><text:span text:style-name="T1">, </text:span><text:span text:style-name="Strong_20_Emphasis"><text:span text:style-name="T3">LoadBalancer</text:span></text:span><text:span text:style-name="T1">, and </text:span><text:span text:style-name="Strong_20_Emphasis"><text:span text:style-name="T3">ExternalName</text:span></text:span><text:span text:style-name="T1">, which represent different service types used to expose applications in varied contexts.</text:span></text:p>
        </text:list-item>
        <text:list-item>
          <text:p text:style-name="P3"><text:span text:style-name="T1">Services ensure </text:span><text:span text:style-name="Strong_20_Emphasis"><text:span text:style-name="T3">loose coupling</text:span></text:span><text:span text:style-name="T1"> by abstracting pod IPs, exposing pods on specified ports, and enabling communication across different layers such as front-end, back-end, and databases.</text:span></text:p>
        </text:list-item>
        <text:list-item>
          <text:p text:style-name="P4">The ability to expose applications externally or internally is essential for real-world Kubernetes deployments, especially for front-end applications accessible to users.</text:p>
        </text:list-item>
      </text:list>
      <text:p text:style-name="Horizontal_20_Line"/>
      <text:h text:style-name="P2" text:outline-level="4">Section 1: The Role and Types of Kubernetes Services</text:h>
      <text:list text:style-name="L2">
        <text:list-item>
          <text:p text:style-name="P5">[<text:span text:style-name="T4">01:36</text:span> → <text:span text:style-name="T4">03:26</text:span>]<text:line-break/>Kubernetes services enable communication between pods and outside users. For example, a front-end pod communicates with back-end pods, which in turn access external data sources. Services provide a stable network interface despite dynamic pod IPs, ensuring seamless connectivity.</text:p>
        </text:list-item>
        <text:list-item>
          <text:p text:style-name="P6"><text:span text:style-name="T1">The main </text:span><text:span text:style-name="Strong_20_Emphasis"><text:span text:style-name="T3">service types</text:span></text:span><text:span text:style-name="T1"> discussed are:</text:span></text:p>
          <text:list>
            <text:list-item>
              <text:p text:style-name="P6"><text:span text:style-name="Strong_20_Emphasis"><text:span text:style-name="T3">NodePort</text:span></text:span><text:span text:style-name="T1">: Exposes the service on a static port on each node’s IP.</text:span></text:p>
            </text:list-item>
            <text:list-item>
              <text:p text:style-name="P6"><text:span text:style-name="Strong_20_Emphasis"><text:span text:style-name="T3">ClusterIP</text:span></text:span><text:span text:style-name="T1">: Exposes the service on a cluster-internal IP. This is the default service type.</text:span></text:p>
            </text:list-item>
            <text:list-item>
              <text:p text:style-name="P6"><text:span text:style-name="Strong_20_Emphasis"><text:span text:style-name="T3">LoadBalancer</text:span></text:span><text:span text:style-name="T1">: Creates an external load balancer (usually cloud-provided) to distribute traffic.</text:span></text:p>
            </text:list-item>
            <text:list-item>
              <text:p text:style-name="P6"><text:span text:style-name="Strong_20_Emphasis"><text:span text:style-name="T3">ExternalName</text:span></text:span><text:span text:style-name="T1">: Maps a service to a DNS name external to the cluster.</text:span></text:p>
            </text:list-item>
          </text:list>
        </text:list-item>
      </text:list>
      <text:p text:style-name="Horizontal_20_Line"/>
      <text:h text:style-name="P2" text:outline-level="4">Section 2: Deep Dive into NodePort Service</text:h>
      <text:list text:style-name="L3">
        <text:list-item>
          <text:p text:style-name="P7"><text:span text:style-name="T1">[</text:span><text:span text:style-name="T2">03:26</text:span><text:span text:style-name="T1"> → </text:span><text:span text:style-name="T2">08:27</text:span><text:span text:style-name="T1">]<text:line-break/>The </text:span><text:span text:style-name="Strong_20_Emphasis"><text:span text:style-name="T3">NodePort</text:span></text:span><text:span text:style-name="T1"> service exposes an application on a static port between </text:span><text:span text:style-name="Strong_20_Emphasis"><text:span text:style-name="T3">30000 and 32767</text:span></text:span><text:span text:style-name="T1"> across all </text:span><text:soft-page-break/><text:span text:style-name="T1">nodes. Traffic arriving at this port is forwarded to the pod’s internal </text:span><text:span text:style-name="Strong_20_Emphasis"><text:span text:style-name="T3">TargetPort</text:span></text:span><text:span text:style-name="T1">. Three key ports are involved:</text:span></text:p>
          <text:list>
            <text:list-item>
              <text:p text:style-name="P7"><text:span text:style-name="Strong_20_Emphasis"><text:span text:style-name="T3">NodePort</text:span></text:span><text:span text:style-name="T1">: The externally accessible port on the node.</text:span></text:p>
            </text:list-item>
            <text:list-item>
              <text:p text:style-name="P7"><text:span text:style-name="Strong_20_Emphasis"><text:span text:style-name="T3">Port</text:span></text:span><text:span text:style-name="T1">: The internal cluster port used by other services.</text:span></text:p>
            </text:list-item>
            <text:list-item>
              <text:p text:style-name="P7"><text:span text:style-name="Strong_20_Emphasis"><text:span text:style-name="T3">TargetPort</text:span></text:span><text:span text:style-name="T1">: The port on which the pod listens internally.</text:span></text:p>
            </text:list-item>
          </text:list>
        </text:list-item>
        <text:list-item>
          <text:p text:style-name="P8">Example setup: NodePort 30001 maps to Port 80 (service port) and TargetPort 80 (pod port).</text:p>
        </text:list-item>
        <text:list-item>
          <text:p text:style-name="P8">NodePort service load balances across multiple pods behind the service using a round-robin mechanism.</text:p>
        </text:list-item>
        <text:list-item>
          <text:p text:style-name="P8">This service type is typically used when exposing an application externally without an external load balancer.</text:p>
        </text:list-item>
      </text:list>
      <text:p text:style-name="Horizontal_20_Line"/>
      <text:h text:style-name="P2" text:outline-level="4">Section 3: Implementing NodePort Service in Practice</text:h>
      <text:list text:style-name="L4">
        <text:list-item>
          <text:p text:style-name="P9"><text:span text:style-name="T1">[</text:span><text:span text:style-name="T2">08:27</text:span><text:span text:style-name="T1"> → </text:span><text:span text:style-name="T2">16:12</text:span><text:span text:style-name="T1">]<text:line-break/>The speaker walks through creating a </text:span><text:span text:style-name="Strong_20_Emphasis"><text:span text:style-name="T3">NodePort service YAML</text:span></text:span><text:span text:style-name="T1"> file, specifying fields such as </text:span><text:span text:style-name="Strong_20_Emphasis"><text:span text:style-name="T3">apiVersion</text:span></text:span><text:span text:style-name="T1">, </text:span><text:span text:style-name="Strong_20_Emphasis"><text:span text:style-name="T3">kind: Service</text:span></text:span><text:span text:style-name="T1">, </text:span><text:span text:style-name="Strong_20_Emphasis"><text:span text:style-name="T3">metadata</text:span></text:span><text:span text:style-name="T1">, </text:span><text:span text:style-name="Strong_20_Emphasis"><text:span text:style-name="T3">spec.type: NodePort</text:span></text:span><text:span text:style-name="T1">, and ports configuration.</text:span></text:p>
        </text:list-item>
        <text:list-item>
          <text:p text:style-name="P9"><text:span text:style-name="T1">The </text:span><text:span text:style-name="Strong_20_Emphasis"><text:span text:style-name="T3">selector</text:span></text:span><text:span text:style-name="T1"> field matches the service to pods by labels (e.g., </text:span><text:span text:style-name="Source_20_Text"><text:span text:style-name="T5">env: demo</text:span></text:span><text:span text:style-name="T1">), enabling the service to route traffic correctly.</text:span></text:p>
        </text:list-item>
        <text:list-item>
          <text:p text:style-name="P10">Important lessons include:</text:p>
          <text:list>
            <text:list-item>
              <text:p text:style-name="P9"><text:span text:style-name="T1">Kubernetes is case-sensitive, e.g., </text:span><text:span text:style-name="Source_20_Text"><text:span text:style-name="T5">NodePort</text:span></text:span><text:span text:style-name="T1"> must be capitalized correctly.</text:span></text:p>
            </text:list-item>
            <text:list-item>
              <text:p text:style-name="P10">NodePort must be within the valid range (30000–32767).</text:p>
            </text:list-item>
          </text:list>
        </text:list-item>
        <text:list-item>
          <text:p text:style-name="P9"><text:span text:style-name="T1">Upon creating the service, </text:span><text:span text:style-name="Source_20_Text"><text:span text:style-name="T5">kubectl get svc</text:span></text:span><text:span text:style-name="T1"> confirms the service IP and exposed ports.</text:span></text:p>
        </text:list-item>
        <text:list-item>
          <text:p text:style-name="P9"><text:span text:style-name="T1">The actual external accessibility depends on the cluster environment; for example, </text:span><text:span text:style-name="Strong_20_Emphasis"><text:span text:style-name="T3">kind clusters require additional port mapping configuration</text:span></text:span><text:span text:style-name="T1"> to expose NodePorts externally.</text:span></text:p>
        </text:list-item>
      </text:list>
      <text:p text:style-name="Horizontal_20_Line"/>
      <text:h text:style-name="P2" text:outline-level="4">Section 4: Special Considerations for Kind Cluster and Port Mapping</text:h>
      <text:list text:style-name="L5">
        <text:list-item>
          <text:p text:style-name="P11"><text:span text:style-name="T1">[</text:span><text:span text:style-name="T2">16:12</text:span><text:span text:style-name="T1"> → </text:span><text:span text:style-name="T2">26:58</text:span><text:span text:style-name="T1">]<text:line-break/>Kind (Kubernetes in Docker) clusters do </text:span><text:span text:style-name="Strong_20_Emphasis"><text:span text:style-name="T3">not expose NodePort services externally by default</text:span></text:span><text:span text:style-name="T1">. To make services accessible on the host machine, port mappings must be added to the kind cluster configuration YAML.</text:span></text:p>
        </text:list-item>
        <text:list-item>
          <text:p text:style-name="P12"><text:soft-page-break/>This involves adding a port mapping rule under the control-plane role in the kind cluster spec, mapping container ports (e.g., 30001) to host machine ports.</text:p>
        </text:list-item>
        <text:list-item>
          <text:p text:style-name="P12">The cluster must be recreated after this change for it to take effect.</text:p>
        </text:list-item>
        <text:list-item>
          <text:p text:style-name="P11"><text:span text:style-name="T1">This extra step is specific to kind clusters and </text:span><text:span text:style-name="Strong_20_Emphasis"><text:span text:style-name="T3">not required in standard on-premises or cloud Kubernetes environments</text:span></text:span><text:span text:style-name="T1">.</text:span></text:p>
        </text:list-item>
        <text:list-item>
          <text:p text:style-name="P11"><text:span text:style-name="T1">After applying this fix, the application becomes accessible via </text:span><text:span text:style-name="Source_20_Text"><text:span text:style-name="T5">localhost:30001</text:span></text:span><text:span text:style-name="T1">.</text:span></text:p>
        </text:list-item>
      </text:list>
      <text:p text:style-name="Horizontal_20_Line"/>
      <text:h text:style-name="P2" text:outline-level="4">Section 5: ClusterIP – Internal Communication Between Pods</text:h>
      <text:list text:style-name="L6">
        <text:list-item>
          <text:p text:style-name="P13"><text:span text:style-name="T1">[</text:span><text:span text:style-name="T2">30:11</text:span><text:span text:style-name="T1"> → </text:span><text:span text:style-name="T2">37:43</text:span><text:span text:style-name="T1">]<text:line-break/>Pods have dynamic IPs that change on restart, making direct IP-based communication unreliable. The </text:span><text:span text:style-name="Strong_20_Emphasis"><text:span text:style-name="T3">ClusterIP service</text:span></text:span><text:span text:style-name="T1"> provides a stable internal IP address or DNS name to enable pods to communicate within the cluster.</text:span></text:p>
        </text:list-item>
        <text:list-item>
          <text:p text:style-name="P14">ClusterIP is the default service type and is used to facilitate backend communication, such as front-end pods talking to backend services or databases.</text:p>
        </text:list-item>
        <text:list-item>
          <text:p text:style-name="P13"><text:span text:style-name="T1">The service maintains an </text:span><text:span text:style-name="Strong_20_Emphasis"><text:span text:style-name="T3">endpoint list</text:span></text:span><text:span text:style-name="T1"> that tracks the current pod IPs behind the service.</text:span></text:p>
        </text:list-item>
        <text:list-item>
          <text:p text:style-name="P13"><text:span text:style-name="T1">Creating a ClusterIP service requires specifying the type as </text:span><text:span text:style-name="Source_20_Text"><text:span text:style-name="T5">ClusterIP</text:span></text:span><text:span text:style-name="T1"> (or omitting the type since it’s default), along with ports and selectors.</text:span></text:p>
        </text:list-item>
        <text:list-item>
          <text:p text:style-name="P14">This internal IP is not accessible externally and is intended for intra-cluster communication.</text:p>
        </text:list-item>
      </text:list>
      <text:p text:style-name="Horizontal_20_Line"/>
      <text:h text:style-name="P2" text:outline-level="4">Section 6: LoadBalancer Service – Simplifying External Access</text:h>
      <text:list text:style-name="L7">
        <text:list-item>
          <text:p text:style-name="P15"><text:span text:style-name="T1">[</text:span><text:span text:style-name="T2">37:43</text:span><text:span text:style-name="T1"> → </text:span><text:span text:style-name="T2">43:26</text:span><text:span text:style-name="T1">]<text:line-break/>For applications spanning multiple nodes and pods, exposing each pod IP externally is impractical. The </text:span><text:span text:style-name="Strong_20_Emphasis"><text:span text:style-name="T3">LoadBalancer service</text:span></text:span><text:span text:style-name="T1"> type addresses this by providing a single external IP or DNS that users can access.</text:span></text:p>
        </text:list-item>
        <text:list-item>
          <text:p text:style-name="P15"><text:span text:style-name="T1">LoadBalancer services rely on </text:span><text:span text:style-name="Strong_20_Emphasis"><text:span text:style-name="T3">cloud provider integration</text:span></text:span><text:span text:style-name="T1"> (e.g., AWS, Azure, GCP) to provision external load balancers automatically.</text:span></text:p>
        </text:list-item>
        <text:list-item>
          <text:p text:style-name="P16">The load balancer distributes incoming traffic across pods behind the service based on load balancing algorithms.</text:p>
        </text:list-item>
        <text:list-item>
          <text:p text:style-name="P16">In local or kind clusters, an actual external load balancer is not provisioned by default. The service behaves like a NodePort service until a load balancer is provisioned.</text:p>
        </text:list-item>
        <text:list-item>
          <text:p text:style-name="P16"><text:soft-page-break/>Kubernetes documentation provides tools for simulating load balancers in kind clusters, but this goes beyond the scope of the basic Kubernetes concepts.</text:p>
        </text:list-item>
      </text:list>
      <text:p text:style-name="Horizontal_20_Line"/>
      <text:h text:style-name="P2" text:outline-level="4">Section 7: ExternalName Service – Mapping to External DNS</text:h>
      <text:list text:style-name="L8">
        <text:list-item>
          <text:p text:style-name="P17"><text:span text:style-name="T1">[</text:span><text:span text:style-name="T2">43:26</text:span><text:span text:style-name="T1"> → </text:span><text:span text:style-name="T2">44:40</text:span><text:span text:style-name="T1">]<text:line-break/>The </text:span><text:span text:style-name="Strong_20_Emphasis"><text:span text:style-name="T3">ExternalName</text:span></text:span><text:span text:style-name="T1"> service type allows internal services to reference external DNS entries, such as databases or third-party services outside the cluster.</text:span></text:p>
        </text:list-item>
        <text:list-item>
          <text:p text:style-name="P18">This service type maps a Kubernetes service name directly to a DNS name.</text:p>
        </text:list-item>
        <text:list-item>
          <text:p text:style-name="P18">It is useful for integrating external systems into internal cluster workflows without exposing internal IPs or ports.</text:p>
        </text:list-item>
        <text:list-item>
          <text:p text:style-name="P17"><text:span text:style-name="T1">Configuration involves setting </text:span><text:span text:style-name="Source_20_Text"><text:span text:style-name="T5">type: ExternalName</text:span></text:span><text:span text:style-name="T1"> and specifying the external DNS in the </text:span><text:span text:style-name="Source_20_Text"><text:span text:style-name="T5">externalName</text:span></text:span><text:span text:style-name="T1"> field.</text:span></text:p>
        </text:list-item>
      </text:list>
      <text:p text:style-name="Horizontal_20_Line"/>
      <text:h text:style-name="P2" text:outline-level="4">Section 8: Alternative Ways to Create Services and Practical Tips</text:h>
      <text:list text:style-name="L9">
        <text:list-item>
          <text:p text:style-name="P19"><text:span text:style-name="T1">[</text:span><text:span text:style-name="T2">44:40</text:span><text:span text:style-name="T1"> → </text:span><text:span text:style-name="T2">46:24</text:span><text:span text:style-name="T1">]<text:line-break/>Kubernetes services can be created declaratively (via YAML files) or imperatively using command-line commands such as </text:span><text:span text:style-name="Source_20_Text"><text:span text:style-name="T5">kubectl expose deployment</text:span></text:span><text:span text:style-name="T1">.</text:span></text:p>
        </text:list-item>
        <text:list-item>
          <text:p text:style-name="P20">This command simplifies service creation by exposing a deployment with specified ports and service types.</text:p>
        </text:list-item>
        <text:list-item>
          <text:p text:style-name="P19"><text:span text:style-name="T1">The speaker also mentions best practices for improving productivity, such as setting shell aliases (</text:span><text:span text:style-name="Source_20_Text"><text:span text:style-name="T5">alias k=kubectl</text:span></text:span><text:span text:style-name="T1">) and enabling bash completion to streamline Kubernetes command usage.</text:span></text:p>
        </text:list-item>
      </text:list>
      <text:p text:style-name="Horizontal_20_Line"/>
      <text:h text:style-name="P2" text:outline-level="4">Conclusion: Key Takeaways and Practical Implications</text:h>
      <text:list text:style-name="L10">
        <text:list-item>
          <text:p text:style-name="P21">[<text:span text:style-name="T4">46:24</text:span> → End]<text:line-break/>Understanding Kubernetes services is critical for managing how applications communicate internally and how they are exposed externally to users.</text:p>
        </text:list-item>
        <text:list-item>
          <text:p text:style-name="P22"><text:span text:style-name="Strong_20_Emphasis"><text:span text:style-name="T3">NodePort</text:span></text:span><text:span text:style-name="T1"> services expose pods on static ports on nodes but may need special handling in local environments like kind.</text:span></text:p>
        </text:list-item>
        <text:list-item>
          <text:p text:style-name="P22"><text:span text:style-name="Strong_20_Emphasis"><text:span text:style-name="T3">ClusterIP</text:span></text:span><text:span text:style-name="T1"> services provide stable internal IPs for pod-to-pod communication.</text:span></text:p>
        </text:list-item>
        <text:list-item>
          <text:p text:style-name="P22"><text:soft-page-break/><text:span text:style-name="Strong_20_Emphasis"><text:span text:style-name="T3">LoadBalancer</text:span></text:span><text:span text:style-name="T1"> services leverage cloud infrastructure to provide single points of access and distribute traffic.</text:span></text:p>
        </text:list-item>
        <text:list-item>
          <text:p text:style-name="P22"><text:span text:style-name="Strong_20_Emphasis"><text:span text:style-name="T3">ExternalName</text:span></text:span><text:span text:style-name="T1"> services integrate external services seamlessly.</text:span></text:p>
        </text:list-item>
        <text:list-item>
          <text:p text:style-name="P21">Practical implementation requires careful consideration of environment specifics, proper YAML syntax, and Kubernetes conventions.</text:p>
        </text:list-item>
        <text:list-item>
          <text:p text:style-name="P21">Mastery of both declarative and imperative service creation methods enhances operational efficiency.</text:p>
        </text:list-item>
        <text:list-item>
          <text:p text:style-name="P22"><text:span text:style-name="T1">The speaker promises to cover </text:span><text:span text:style-name="Strong_20_Emphasis"><text:span text:style-name="T3">namespaces and multi-container pods</text:span></text:span><text:span text:style-name="T1"> in the next chapter, continuing the Kubernetes learning journey.</text:span></text:p>
        </text:list-item>
      </text:list>
      <text:p text:style-name="Horizontal_20_Line"/>
      <text:h text:style-name="P23" text:outline-level="3">Advanced Bullet-Point Summary</text:h>
      <text:list text:style-name="L11">
        <text:list-item>
          <text:p text:style-name="P24"><text:span text:style-name="Strong_20_Emphasis"><text:span text:style-name="T3">Services abstract pod IPs</text:span></text:span><text:span text:style-name="T1"> and enable communication and external access in Kubernetes.</text:span></text:p>
        </text:list-item>
        <text:list-item>
          <text:p text:style-name="P25">NodePort exposes pods on static ports (30000–32767) accessible externally via node IP.</text:p>
        </text:list-item>
        <text:list-item>
          <text:p text:style-name="P25">Ports involved in NodePort service:</text:p>
          <text:list>
            <text:list-item>
              <text:p text:style-name="P24"><text:span text:style-name="Strong_20_Emphasis"><text:span text:style-name="T3">NodePort</text:span></text:span><text:span text:style-name="T1">: external node port.</text:span></text:p>
            </text:list-item>
            <text:list-item>
              <text:p text:style-name="P24"><text:span text:style-name="Strong_20_Emphasis"><text:span text:style-name="T3">Port</text:span></text:span><text:span text:style-name="T1">: internal cluster port.</text:span></text:p>
            </text:list-item>
            <text:list-item>
              <text:p text:style-name="P24"><text:span text:style-name="Strong_20_Emphasis"><text:span text:style-name="T3">TargetPort</text:span></text:span><text:span text:style-name="T1">: pod’s container port.</text:span></text:p>
            </text:list-item>
          </text:list>
        </text:list-item>
        <text:list-item>
          <text:p text:style-name="P25">NodePort services load balance traffic across pods in deployments.</text:p>
        </text:list-item>
        <text:list-item>
          <text:p text:style-name="P25">In kind clusters, additional port mapping is needed to expose NodePorts externally.</text:p>
        </text:list-item>
        <text:list-item>
          <text:p text:style-name="P25">ClusterIP is default, provides internal stable IP, vital for pod-to-pod communication.</text:p>
        </text:list-item>
        <text:list-item>
          <text:p text:style-name="P25">Pod IPs are dynamic; ClusterIP service maintains updated endpoints.</text:p>
        </text:list-item>
        <text:list-item>
          <text:p text:style-name="P25">LoadBalancer service provisions external load balancers via cloud providers for scalable external access.</text:p>
        </text:list-item>
        <text:list-item>
          <text:p text:style-name="P25">ExternalName service maps internal service names to external DNS names.</text:p>
        </text:list-item>
        <text:list-item>
          <text:p text:style-name="P24"><text:span text:style-name="T1">Imperative commands like </text:span><text:span text:style-name="Source_20_Text"><text:span text:style-name="T5">kubectl expose</text:span></text:span><text:span text:style-name="T1"> simplify service creation.</text:span></text:p>
        </text:list-item>
        <text:list-item>
          <text:p text:style-name="P24"><text:span text:style-name="T1">Productivity tips: use aliases (</text:span><text:span text:style-name="Source_20_Text"><text:span text:style-name="T5">k=kubectl</text:span></text:span><text:span text:style-name="T1">) and enable bash completions.</text:span></text:p>
        </text:list-item>
        <text:list-item>
          <text:p text:style-name="P25">Environment-specific constraints (like kind) require understanding cluster configurations.</text:p>
        </text:list-item>
        <text:list-item>
          <text:p text:style-name="P25">This chapter lays the foundation for networking and service exposure in Kubernetes clusters.</text:p>
        </text:list-item>
      </text:list>
      <text:p text:style-name="P26">This comprehensive overview enables readers to grasp the fundamental Kubernetes service types, their purposes, configurations, and real-world use cases crucial for effective cluster management and application deploym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6T19:42:01.494836300</meta:creation-date>
    <dc:date>2025-12-16T19:42:04.002176600</dc:date>
    <meta:editing-duration>PT2S</meta:editing-duration>
    <meta:editing-cycles>1</meta:editing-cycles>
    <meta:document-statistic meta:table-count="0" meta:image-count="0" meta:object-count="0" meta:page-count="5" meta:paragraph-count="82" meta:word-count="1326" meta:character-count="8952" meta:non-whitespace-character-count="7776"/>
    <meta:generator>LibreOffice/25.2.7.2$Windows_X86_64 LibreOffice_project/5cbfd1ab6520636bb5f7b99185aa69bd7456825d</meta:generator>
  </office:meta>
</office:document-meta>
</file>